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0.744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9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91cm" draw:z-index="0" draw:style-name="gr1" svg:width="15.999cm" svg:height="8.999cm" svg:x="1.403cm" svg:y="0.389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.362">
            <text:p>3,36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.857">
            <text:p>3,8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2.841">
            <text:p>2,84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6.685">
            <text:p>6,68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8.126">
            <text:p>18,1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7.556">
            <text:p>7,55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0.269">
            <text:p>10,2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3.148">
            <text:p>3,1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32.272">
            <text:p>32,27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60.137">
            <text:p>60,1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3.191">
            <text:p>3,1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5.472">
            <text:p>5,4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3.783">
            <text:p>3,78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6.98">
            <text:p>6,9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20.508">
            <text:p>20,5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7.735">
            <text:p>7,73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0.106">
            <text:p>10,1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3.151">
            <text:p>3,1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35.797">
            <text:p>35,79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59.14">
            <text:p>59,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8.86">
            <text:p>8,8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.897">
            <text:p>3,8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47:Hoja1.A47 Hoja1.B47:Hoja1.B51 Hoja1.A52:Hoja1.A52 Hoja1.B52:Hoja1.B5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2.873">
            <text:p>2,8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7.117">
            <text:p>7,1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24.032">
            <text:p>24,0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25.653">
            <text:p>25,65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4.077">
            <text:p>4,0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5.715">
            <text:p>5,7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0.172">
            <text:p>10,17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9.892">
            <text:p>19,8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.718">
            <text:p>3,7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.993">
            <text:p>3,9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2.933">
            <text:p>2,9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26.668">
            <text:p>26,66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17.473">
            <text:p>17,4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4.604">
            <text:p>4,60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0.735">
            <text:p>10,7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5.572">
            <text:p>5,57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5.052">
            <text:p>15,05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40.323">
            <text:p>40,3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.141">
            <text:p>3,1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5.245">
            <text:p>5,2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2.977">
            <text:p>2,9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7.064">
            <text:p>7,0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18.922">
            <text:p>18,9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4.208">
            <text:p>4,20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3.849">
            <text:p>3,8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.808">
            <text:p>2,8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6.758">
            <text:p>6,75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17.041">
            <text:p>17,04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3.123">
            <text:p>3,1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4.02">
            <text:p>4,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.873">
            <text:p>2,8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6.615">
            <text:p>6,6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17.177">
            <text:p>17,1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.469">
            <text:p>3,46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4.128">
            <text:p>4,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2.827">
            <text:p>2,8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6.702">
            <text:p>6,7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17.205">
            <text:p>17,2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4.493">
            <text:p>4,49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1.454">
            <text:p>11,4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5.429">
            <text:p>5,4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4.402">
            <text:p>14,4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49.792">
            <text:p>49,7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 table:print="false">
        <table:table-column table:style-name="co6" table:number-columns-repeated="8" table:default-cell-style-name="Default"/>
        <table:table-row table:style-name="ro1">
          <table:table-cell office:value-type="string">
            <text:p>10-piso</text:p>
          </table:table-cell>
          <table:table-cell office:value-type="float" office:value="4.208">
            <text:p>4,208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849">
            <text:p>3,849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808">
            <text:p>2,808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758">
            <text:p>6,758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041">
            <text:p>17,04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11-techo</text:p>
          </table:table-cell>
          <table:table-cell office:value-type="float" office:value="3.719">
            <text:p>3,719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354">
            <text:p>9,354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053">
            <text:p>6,05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279">
            <text:p>12,279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.644">
            <text:p>16,644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.362">
            <text:p>3,362</text:p>
          </table:table-cell>
          <table:table-cell office:value-type="float" office:value="10">
            <text:p>10</text:p>
          </table:table-cell>
          <table:table-cell office:value-type="float" office:value="4.208">
            <text:p>4,208</text:p>
          </table:table-cell>
          <table:table-cell office:value-type="float" office:value="11">
            <text:p>11</text:p>
          </table:table-cell>
          <table:table-cell office:value-type="float" office:value="3.123">
            <text:p>3,12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.857">
            <text:p>3,857</text:p>
          </table:table-cell>
          <table:table-cell office:value-type="float" office:value="10">
            <text:p>10</text:p>
          </table:table-cell>
          <table:table-cell office:value-type="float" office:value="3.849">
            <text:p>3,849</text:p>
          </table:table-cell>
          <table:table-cell office:value-type="float" office:value="11">
            <text:p>11</text:p>
          </table:table-cell>
          <table:table-cell office:value-type="float" office:value="4.02">
            <text:p>4,0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.841">
            <text:p>2,841</text:p>
          </table:table-cell>
          <table:table-cell office:value-type="float" office:value="10">
            <text:p>10</text:p>
          </table:table-cell>
          <table:table-cell office:value-type="float" office:value="2.808">
            <text:p>2,808</text:p>
          </table:table-cell>
          <table:table-cell office:value-type="float" office:value="11">
            <text:p>11</text:p>
          </table:table-cell>
          <table:table-cell office:value-type="float" office:value="2.873">
            <text:p>2,87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.685">
            <text:p>6,685</text:p>
          </table:table-cell>
          <table:table-cell office:value-type="float" office:value="10">
            <text:p>10</text:p>
          </table:table-cell>
          <table:table-cell office:value-type="float" office:value="6.758">
            <text:p>6,758</text:p>
          </table:table-cell>
          <table:table-cell office:value-type="float" office:value="11">
            <text:p>11</text:p>
          </table:table-cell>
          <table:table-cell office:value-type="float" office:value="6.615">
            <text:p>6,61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8.126">
            <text:p>18,126</text:p>
          </table:table-cell>
          <table:table-cell office:value-type="float" office:value="10">
            <text:p>10</text:p>
          </table:table-cell>
          <table:table-cell office:value-type="float" office:value="17.041">
            <text:p>17,041</text:p>
          </table:table-cell>
          <table:table-cell office:value-type="float" office:value="11">
            <text:p>11</text:p>
          </table:table-cell>
          <table:table-cell office:value-type="float" office:value="17.177">
            <text:p>17,177</text:p>
          </table:table-cell>
        </table:table-row>
        <table:table-row table:style-name="ro1">
          <table:table-cell table:number-columns-repeated="5"/>
          <table:table-cell office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Hoja2.K37" table:end-x="0.239cm" table:end-y="0.446cm" draw:z-index="0" draw:style-name="gr1" svg:width="15.999cm" svg:height="8.999cm" svg:x="0.047cm" svg:y="0.445cm">
              <draw:object draw:notify-on-update-of-ranges="Hoja2.C1:Hoja2.C5 Hoja2.A1:Hoja2.A1 Hoja2.B1:Hoja2.B5 Hoja2.A6:Hoja2.A6 Hoja2.B6:Hoja2.B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22:29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22:29:07</dc:date>
    <dc:creator>Maria Andrea</dc:creator>
    <meta:editing-duration>PT14H41M58S</meta:editing-duration>
    <meta:editing-cycles>13</meta:editing-cycles>
    <meta:generator>LibreOffice/3.3$Linux LibreOffice_project/330m19$Build-401</meta:generator>
    <meta:document-statistic meta:table-count="3" meta:cell-count="6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7cm" svg:y="0.215cm" chart:style-name="ch2">
          <text:p>Grilla 10</text:p>
        </chart:title>
        <chart:subtitle svg:x="7.315cm" svg:y="0.776cm" chart:style-name="ch3">
          <text:p>usa pis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439cm" svg:y="1.286cm" svg:width="12.253cm" svg:height="6.545cm">
          <chartooo:coordinate-region svg:x="3.06cm" svg:y="1.485cm" svg:width="11.538cm" svg:height="5.699cm"/>
          <chart:axis chart:dimension="x" chart:name="primary-x" chart:style-name="ch6">
            <chart:title svg:x="7.225cm" svg:y="8.011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59cm" svg:y="5.898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362">
                <text:p>3.362</text:p>
                <draw:g>
                  <svg:desc>Hoja1.B2:Hoja1.B6</svg:desc>
                </draw:g>
              </table:table-cell>
              <table:table-cell office:value-type="float" office:value="7.556">
                <text:p>7.556</text:p>
                <draw:g>
                  <svg:desc>Hoja1.B7:Hoja1.B11</svg:desc>
                </draw:g>
              </table:table-cell>
              <table:table-cell office:value-type="float" office:value="3.191">
                <text:p>3.191</text:p>
                <draw:g>
                  <svg:desc>Hoja1.B12:Hoja1.B16</svg:desc>
                </draw:g>
              </table:table-cell>
              <table:table-cell office:value-type="float" office:value="7.735">
                <text:p>7.735</text:p>
                <draw:g>
                  <svg:desc>Hoja1.B17:Hoja1.B21</svg:desc>
                </draw:g>
              </table:table-cell>
              <table:table-cell office:value-type="float" office:value="8.86">
                <text:p>8.86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57">
                <text:p>3.857</text:p>
              </table:table-cell>
              <table:table-cell office:value-type="float" office:value="10.269">
                <text:p>10.269</text:p>
              </table:table-cell>
              <table:table-cell office:value-type="float" office:value="5.472">
                <text:p>5.472</text:p>
              </table:table-cell>
              <table:table-cell office:value-type="float" office:value="10.106">
                <text:p>10.106</text:p>
              </table:table-cell>
              <table:table-cell office:value-type="float" office:value="3.897">
                <text:p>3.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1">
                <text:p>2.841</text:p>
              </table:table-cell>
              <table:table-cell office:value-type="float" office:value="3.148">
                <text:p>3.148</text:p>
              </table:table-cell>
              <table:table-cell office:value-type="float" office:value="3.783">
                <text:p>3.783</text:p>
              </table:table-cell>
              <table:table-cell office:value-type="float" office:value="3.151">
                <text:p>3.151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85">
                <text:p>6.685</text:p>
              </table:table-cell>
              <table:table-cell office:value-type="float" office:value="32.272">
                <text:p>32.272</text:p>
              </table:table-cell>
              <table:table-cell office:value-type="float" office:value="6.98">
                <text:p>6.98</text:p>
              </table:table-cell>
              <table:table-cell office:value-type="float" office:value="35.797">
                <text:p>35.797</text:p>
              </table:table-cell>
              <table:table-cell office:value-type="float" office:value="7.117">
                <text:p>7.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126">
                <text:p>18.126</text:p>
              </table:table-cell>
              <table:table-cell office:value-type="float" office:value="60.137">
                <text:p>60.137</text:p>
              </table:table-cell>
              <table:table-cell office:value-type="float" office:value="20.508">
                <text:p>20.508</text:p>
              </table:table-cell>
              <table:table-cell office:value-type="float" office:value="59.14">
                <text:p>59.14</text:p>
              </table:table-cell>
              <table:table-cell office:value-type="float" office:value="24.032">
                <text:p>24.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10</text:p>
        </chart:title>
        <chart:subtitle svg:x="7.413cm" svg:y="0.694cm" chart:style-name="ch3">
          <text:p>usa piso</text:p>
        </chart:subtitle>
        <chart:legend chart:legend-position="end" svg:x="14.82cm" svg:y="3.305cm" chart:style-name="ch4"/>
        <chart:plot-area chart:style-name="ch5" table:cell-range-address="Hoja1.C7:Hoja1.C11 Hoja1.A27:Hoja1.A27 Hoja1.B27:Hoja1.B51 Hoja1.A32:Hoja1.A32 Hoja1.A37:Hoja1.A37 Hoja1.A42:Hoja1.A42 Hoja1.A47:Hoja1.A47" chart:data-source-has-labels="both" svg:x="2.442cm" svg:y="1.277cm" svg:width="11.807cm" svg:height="6.559cm">
          <chartooo:coordinate-region svg:x="3.063cm" svg:y="1.477cm" svg:width="11.092cm" svg:height="5.712cm"/>
          <chart:axis chart:dimension="x" chart:name="primary-x" chart:style-name="ch6">
            <chart:title svg:x="7.005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2cm" svg:y="5.896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7:Hoja1.B31" chart:label-cell-address="Hoja1.A27:Hoja1.A27" chart:class="chart:line">
            <chart:data-point chart:repeated="5"/>
          </chart:series>
          <chart:series chart:style-name="ch11" chart:values-cell-range-address="Hoja1.B32:Hoja1.B36" chart:label-cell-address="Hoja1.A32:Hoja1.A32" chart:class="chart:line">
            <chart:data-point chart:repeated="5"/>
          </chart:series>
          <chart:series chart:style-name="ch12" chart:values-cell-range-address="Hoja1.B37:Hoja1.B41" chart:label-cell-address="Hoja1.A37:Hoja1.A37" chart:class="chart:line">
            <chart:data-point chart:repeated="5"/>
          </chart:series>
          <chart:series chart:style-name="ch13" chart:values-cell-range-address="Hoja1.B42:Hoja1.B46" chart:label-cell-address="Hoja1.A42:Hoja1.A42" chart:class="chart:line">
            <chart:data-point chart:repeated="5"/>
          </chart:series>
          <chart:series chart:style-name="ch14" chart:values-cell-range-address="Hoja1.B47:Hoja1.B51" chart:label-cell-address="Hoja1.A47:Hoja1.A4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25.653">
                <text:p>25.653</text:p>
                <draw:g>
                  <svg:desc>Hoja1.B27:Hoja1.B31</svg:desc>
                </draw:g>
              </table:table-cell>
              <table:table-cell office:value-type="float" office:value="3.718">
                <text:p>3.718</text:p>
                <draw:g>
                  <svg:desc>Hoja1.B32:Hoja1.B36</svg:desc>
                </draw:g>
              </table:table-cell>
              <table:table-cell office:value-type="float" office:value="4.604">
                <text:p>4.604</text:p>
                <draw:g>
                  <svg:desc>Hoja1.B37:Hoja1.B41</svg:desc>
                </draw:g>
              </table:table-cell>
              <table:table-cell office:value-type="float" office:value="3.141">
                <text:p>3.141</text:p>
                <draw:g>
                  <svg:desc>Hoja1.B42:Hoja1.B46</svg:desc>
                </draw:g>
              </table:table-cell>
              <table:table-cell office:value-type="float" office:value="4.208">
                <text:p>4.208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77">
                <text:p>4.077</text:p>
              </table:table-cell>
              <table:table-cell office:value-type="float" office:value="3.993">
                <text:p>3.993</text:p>
              </table:table-cell>
              <table:table-cell office:value-type="float" office:value="10.735">
                <text:p>10.735</text:p>
              </table:table-cell>
              <table:table-cell office:value-type="float" office:value="5.245">
                <text:p>5.245</text:p>
              </table:table-cell>
              <table:table-cell office:value-type="float" office:value="3.849">
                <text:p>3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15">
                <text:p>5.715</text:p>
              </table:table-cell>
              <table:table-cell office:value-type="float" office:value="2.933">
                <text:p>2.933</text:p>
              </table:table-cell>
              <table:table-cell office:value-type="float" office:value="5.572">
                <text:p>5.572</text:p>
              </table:table-cell>
              <table:table-cell office:value-type="float" office:value="2.977">
                <text:p>2.977</text:p>
              </table:table-cell>
              <table:table-cell office:value-type="float" office:value="2.808">
                <text:p>2.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172">
                <text:p>10.172</text:p>
              </table:table-cell>
              <table:table-cell office:value-type="float" office:value="26.668">
                <text:p>26.668</text:p>
              </table:table-cell>
              <table:table-cell office:value-type="float" office:value="15.052">
                <text:p>15.052</text:p>
              </table:table-cell>
              <table:table-cell office:value-type="float" office:value="7.064">
                <text:p>7.064</text:p>
              </table:table-cell>
              <table:table-cell office:value-type="float" office:value="6.758">
                <text:p>6.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892">
                <text:p>19.892</text:p>
              </table:table-cell>
              <table:table-cell office:value-type="float" office:value="17.473">
                <text:p>17.473</text:p>
              </table:table-cell>
              <table:table-cell office:value-type="float" office:value="40.323">
                <text:p>40.323</text:p>
              </table:table-cell>
              <table:table-cell office:value-type="float" office:value="18.922">
                <text:p>18.922</text:p>
              </table:table-cell>
              <table:table-cell office:value-type="float" office:value="17.041">
                <text:p>17.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8cm" svg:y="0.215cm" chart:style-name="ch2">
          <text:p>Grilla 10</text:p>
        </chart:title>
        <chart:subtitle svg:x="7.315cm" svg:y="0.798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443cm" svg:y="1.384cm" svg:width="12.25cm" svg:height="6.452cm">
          <chartooo:coordinate-region svg:x="3.064cm" svg:y="1.583cm" svg:width="11.535cm" svg:height="5.606cm"/>
          <chart:axis chart:dimension="x" chart:name="primary-x" chart:style-name="ch6">
            <chart:title svg:x="7.228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3cm" svg:y="5.95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123">
                <text:p>3.123</text:p>
                <draw:g>
                  <svg:desc>Hoja1.B52:Hoja1.B56</svg:desc>
                </draw:g>
              </table:table-cell>
              <table:table-cell office:value-type="float" office:value="3.469">
                <text:p>3.469</text:p>
                <draw:g>
                  <svg:desc>Hoja1.B57:Hoja1.B61</svg:desc>
                </draw:g>
              </table:table-cell>
              <table:table-cell office:value-type="float" office:value="4.493">
                <text:p>4.493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">
                <text:p>4.02</text:p>
              </table:table-cell>
              <table:table-cell office:value-type="float" office:value="4.128">
                <text:p>4.128</text:p>
              </table:table-cell>
              <table:table-cell office:value-type="float" office:value="11.454">
                <text:p>11.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73">
                <text:p>2.873</text:p>
              </table:table-cell>
              <table:table-cell office:value-type="float" office:value="2.827">
                <text:p>2.827</text:p>
              </table:table-cell>
              <table:table-cell office:value-type="float" office:value="5.429">
                <text:p>5.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15">
                <text:p>6.615</text:p>
              </table:table-cell>
              <table:table-cell office:value-type="float" office:value="6.702">
                <text:p>6.702</text:p>
              </table:table-cell>
              <table:table-cell office:value-type="float" office:value="14.402">
                <text:p>14.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177">
                <text:p>17.177</text:p>
              </table:table-cell>
              <table:table-cell office:value-type="float" office:value="17.205">
                <text:p>17.205</text:p>
              </table:table-cell>
              <table:table-cell office:value-type="float" office:value="49.792">
                <text:p>49.7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10</text:p>
        </chart:title>
        <chart:subtitle svg:x="7.315cm" svg:y="0.776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47:Hoja1.A47 Hoja1.B47:Hoja1.B56 Hoja1.A52:Hoja1.A52" chart:data-source-has-labels="both" svg:x="2.254cm" svg:y="1.303cm" svg:width="12.381cm" svg:height="6.532cm">
          <chartooo:coordinate-region svg:x="2.875cm" svg:y="1.503cm" svg:width="11.666cm" svg:height="5.685cm"/>
          <chart:axis chart:dimension="x" chart:name="primary-x" chart:style-name="ch6">
            <chart:title svg:x="7.104cm" svg:y="8.015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4cm" svg:y="5.90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47:Hoja1.B51" chart:label-cell-address="Hoja1.A47:Hoja1.A47" chart:class="chart:line">
            <chart:data-point chart:repeated="5"/>
          </chart:series>
          <chart:series chart:style-name="ch12" chart:values-cell-range-address="Hoja1.B52:Hoja1.B56" chart:label-cell-address="Hoja1.A52:Hoja1.A5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362">
                <text:p>3.362</text:p>
                <draw:g>
                  <svg:desc>Hoja1.B2:Hoja1.B6</svg:desc>
                </draw:g>
              </table:table-cell>
              <table:table-cell office:value-type="float" office:value="4.208">
                <text:p>4.208</text:p>
                <draw:g>
                  <svg:desc>Hoja1.B47:Hoja1.B51</svg:desc>
                </draw:g>
              </table:table-cell>
              <table:table-cell office:value-type="float" office:value="3.123">
                <text:p>3.123</text:p>
                <draw:g>
                  <svg:desc>Hoja1.B52:Hoja1.B5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57">
                <text:p>3.857</text:p>
              </table:table-cell>
              <table:table-cell office:value-type="float" office:value="3.849">
                <text:p>3.849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1">
                <text:p>2.841</text:p>
              </table:table-cell>
              <table:table-cell office:value-type="float" office:value="2.808">
                <text:p>2.808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85">
                <text:p>6.685</text:p>
              </table:table-cell>
              <table:table-cell office:value-type="float" office:value="6.758">
                <text:p>6.758</text:p>
              </table:table-cell>
              <table:table-cell office:value-type="float" office:value="6.615">
                <text:p>6.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126">
                <text:p>18.126</text:p>
              </table:table-cell>
              <table:table-cell office:value-type="float" office:value="17.041">
                <text:p>17.041</text:p>
              </table:table-cell>
              <table:table-cell office:value-type="float" office:value="17.177">
                <text:p>17.1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10</text:p>
        </chart:title>
        <chart:subtitle svg:x="6.373cm" svg:y="0.676cm" chart:style-name="ch3">
          <text:p>Comparación techo-piso</text:p>
        </chart:subtitle>
        <chart:legend chart:legend-position="end" svg:x="13.867cm" svg:y="3.98cm" chart:style-name="ch4"/>
        <chart:plot-area chart:style-name="ch5" table:cell-range-address="Hoja2.B1:Hoja2.C5 Hoja2.A1:Hoja2.A1 Hoja2.A6:Hoja2.A6 Hoja2.B6:Hoja2.B10" chart:data-source-has-labels="both" svg:x="1.33cm" svg:y="1.093cm" svg:width="12.231cm" svg:height="6.743cm">
          <chartooo:coordinate-region svg:x="1.951cm" svg:y="1.292cm" svg:width="11.516cm" svg:height="5.897cm"/>
          <chart:axis chart:dimension="x" chart:name="primary-x" chart:style-name="ch6">
            <chart:title svg:x="6.105cm" svg:y="8.016cm" chart:style-name="ch7">
              <text:p>Número ciudades</text:p>
            </chart:title>
            <chart:categories table:cell-range-address="Hoja2.C1:Hoja2.C5"/>
          </chart:axis>
          <chart:axis chart:dimension="y" chart:name="primary-y" chart:style-name="ch6">
            <chart:title svg:x="0.45cm" svg:y="5.804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2.B1:Hoja2.B5" chart:label-cell-address="Hoja2.A1:Hoja2.A1" chart:class="chart:line">
            <chart:data-point chart:repeated="5"/>
          </chart:series>
          <chart:series chart:style-name="ch11" chart:values-cell-range-address="Hoja2.B6:Hoja2.B10" chart:label-cell-address="Hoja2.A6:Hoja2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-piso</text:p>
                <draw:g>
                  <svg:desc>Hoja2.A1:Hoja2.A1</svg:desc>
                </draw:g>
              </table:table-cell>
              <table:table-cell office:value-type="string">
                <text:p>11-techo</text:p>
                <draw:g>
                  <svg:desc>Hoja2.A6:Hoja2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2.C1:Hoja2.C5</svg:desc>
                </draw:g>
              </table:table-cell>
              <table:table-cell office:value-type="float" office:value="4.208">
                <text:p>4.208</text:p>
                <draw:g>
                  <svg:desc>Hoja2.B1:Hoja2.B5</svg:desc>
                </draw:g>
              </table:table-cell>
              <table:table-cell office:value-type="float" office:value="3.719">
                <text:p>3.719</text:p>
                <draw:g>
                  <svg:desc>Hoja2.B6:Hoja2.B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49">
                <text:p>3.849</text:p>
              </table:table-cell>
              <table:table-cell office:value-type="float" office:value="9.354">
                <text:p>9.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08">
                <text:p>2.808</text:p>
              </table:table-cell>
              <table:table-cell office:value-type="float" office:value="6.053">
                <text:p>6.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58">
                <text:p>6.758</text:p>
              </table:table-cell>
              <table:table-cell office:value-type="float" office:value="12.279">
                <text:p>12.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041">
                <text:p>17.041</text:p>
              </table:table-cell>
              <table:table-cell office:value-type="float" office:value="16.644">
                <text:p>16.6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